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199cm" loext:contextual-spacing="false" fo:line-height="150%" fo:text-align="justify" style:justify-single-word="false"/>
      <style:text-properties officeooo:rsid="00211bcf" officeooo:paragraph-rsid="00211bcf"/>
    </style:style>
    <style:style style:name="P2" style:family="paragraph" style:parent-style-name="Text_20_body" style:list-style-name="L1">
      <style:paragraph-properties fo:margin-top="0cm" fo:margin-bottom="0.199cm" loext:contextual-spacing="false" fo:line-height="150%" fo:text-align="justify" style:justify-single-word="false"/>
      <style:text-properties style:font-name="Times New Roman" fo:font-size="12pt" officeooo:rsid="00211bcf" officeooo:paragraph-rsid="00211bcf" style:font-size-asian="12pt" style:font-size-complex="12pt"/>
    </style:style>
    <style:style style:name="P3" style:family="paragraph" style:parent-style-name="Text_20_body" style:list-style-name="L1">
      <style:paragraph-properties fo:margin-top="0cm" fo:margin-bottom="0.199cm" loext:contextual-spacing="false" fo:line-height="150%" fo:text-align="justify" style:justify-single-word="false"/>
      <style:text-properties style:font-name="Times New Roman" fo:font-size="12pt" officeooo:rsid="0022abb8" officeooo:paragraph-rsid="0022abb8" style:font-size-asian="12pt" style:font-size-complex="12pt"/>
    </style:style>
    <style:style style:name="P4" style:family="paragraph" style:parent-style-name="Text_20_body" style:list-style-name="L1">
      <style:paragraph-properties fo:margin-top="0cm" fo:margin-bottom="0.199cm" loext:contextual-spacing="false" fo:line-height="150%" fo:text-align="justify" style:justify-single-word="false"/>
      <style:text-properties officeooo:rsid="00211bcf" officeooo:paragraph-rsid="00211bcf"/>
    </style:style>
    <style:style style:name="P5" style:family="paragraph" style:parent-style-name="Text_20_body">
      <style:paragraph-properties fo:margin-top="0cm" fo:margin-bottom="0.199cm" loext:contextual-spacing="false" fo:line-height="150%" fo:text-align="justify" style:justify-single-word="false"/>
      <style:text-properties officeooo:rsid="001d5b93" officeooo:paragraph-rsid="0033920b"/>
    </style:style>
    <style:style style:name="P6" style:family="paragraph" style:parent-style-name="Heading_20_1">
      <style:paragraph-properties fo:margin-top="0cm" fo:margin-bottom="0.199cm" loext:contextual-spacing="false" fo:line-height="150%" fo:text-align="justify" style:justify-single-word="false"/>
      <style:text-properties style:font-name="Times New Roman" fo:font-size="12pt" officeooo:paragraph-rsid="001d5b93" style:font-size-asian="12pt" style:font-size-complex="12pt"/>
    </style:style>
    <style:style style:name="P7"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rsid="001c9e5b" officeooo:paragraph-rsid="001c9e5b" style:font-size-asian="12pt" style:font-size-complex="12pt"/>
    </style:style>
    <style:style style:name="T1" style:family="text">
      <style:text-properties officeooo:rsid="001c9e5b"/>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c9e5b" style:font-size-asian="12pt" style:font-size-complex="12pt"/>
    </style:style>
    <style:style style:name="T4" style:family="text">
      <style:text-properties style:font-name="Times New Roman" fo:font-size="12pt" officeooo:rsid="0022abb8" style:font-size-asian="12pt" style:font-size-complex="12pt"/>
    </style:style>
    <style:style style:name="T5" style:family="text">
      <style:text-properties style:font-name="Times New Roman" fo:font-size="12pt" officeooo:rsid="0025d37b" style:font-size-asian="12pt" style:font-size-complex="12pt"/>
    </style:style>
    <style:style style:name="T6" style:family="text">
      <style:text-properties style:font-name="Times New Roman" fo:font-size="12pt" officeooo:rsid="00294124" style:font-size-asian="12pt" style:font-size-complex="12pt"/>
    </style:style>
    <style:style style:name="T7" style:family="text">
      <style:text-properties style:font-name="Times New Roman" fo:font-size="12pt" officeooo:rsid="002ba0bf" style:font-size-asian="12pt" style:font-size-complex="12pt"/>
    </style:style>
    <style:style style:name="T8" style:family="text">
      <style:text-properties style:font-name="Times New Roman" fo:font-size="12pt" officeooo:rsid="002ded49" style:font-size-asian="12pt" style:font-size-complex="12pt"/>
    </style:style>
    <style:style style:name="T9" style:family="text">
      <style:text-properties style:font-name="Times New Roman" fo:font-size="12pt" officeooo:rsid="002e378f" style:font-size-asian="12pt" style:font-size-complex="12pt"/>
    </style:style>
    <style:style style:name="T10" style:family="text">
      <style:text-properties style:font-name="Times New Roman" fo:font-size="12pt" officeooo:rsid="00311981" style:font-size-asian="12pt" style:font-size-complex="12pt"/>
    </style:style>
    <style:style style:name="T11" style:family="text">
      <style:text-properties style:font-name="Times New Roman" fo:font-size="12pt" officeooo:rsid="0033920b" style:font-size-asian="12pt" style:font-size-complex="12pt"/>
    </style:style>
    <style:style style:name="T12" style:family="text">
      <style:text-properties officeooo:rsid="001d5b93"/>
    </style:style>
    <style:style style:name="T13" style:family="text">
      <style:text-properties officeooo:rsid="002746a4"/>
    </style:style>
    <style:style style:name="T14" style:family="text">
      <style:text-properties officeooo:rsid="00294124"/>
    </style:style>
    <style:style style:name="T15" style:family="text">
      <style:text-properties officeooo:rsid="002fe7e7"/>
    </style:style>
    <style:style style:name="T16" style:family="text">
      <style:text-properties officeooo:rsid="00311981"/>
    </style:style>
    <style:style style:name="T17" style:family="text">
      <style:text-properties officeooo:rsid="0032ef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text:span text:style-name="T1">PORTES</text:span></text:h>
      <text:h text:style-name="P7" text:outline-level="2"><text:span text:style-name="T12">APORTE </text:span>PRÁCTICO</text:h>
      <text:p text:style-name="P1"><text:span text:style-name="T3">L</text:span><text:span text:style-name="T2">a implementación del </text:span><text:span text:style-name="T5">modelo </text:span><text:span text:style-name="T7">aplicable</text:span><text:span text:style-name="T2"> de </text:span><text:span text:style-name="T7">la</text:span><text:span text:style-name="T2"> firma digital para el </text:span><text:span text:style-name="T7">M</text:span><text:span text:style-name="T5">inisterio</text:span><text:span text:style-name="T2"> ofrecerá los siguientes aportes:</text:span></text:p>
      <text:list xml:id="list3729048126230235141" text:style-name="L1">
        <text:list-item>
          <text:p text:style-name="P2">Las transacciones <text:span text:style-name="T15">co</text:span>n <text:span text:style-name="T13">los diferentes </text:span>sistema<text:span text:style-name="T13">s con los que cuenta el Ministerio</text:span> serán mas eficientes y ágiles, <text:span text:style-name="T15">brindando una mayor seguridad en la validez de los documentos emitidos.</text:span> </text:p>
        </text:list-item>
        <text:list-item>
          <text:p text:style-name="P4"><text:span text:style-name="T2">La presencia </text:span><text:span text:style-name="T4">física </text:span><text:span text:style-name="T2">del </text:span><text:span text:style-name="T10">servidor</text:span><text:span text:style-name="T2"> publico no sera necesaria para firmar un documento ya que podrá realizarse desde cualquier lugar.</text:span></text:p>
        </text:list-item>
        <text:list-item>
          <text:p text:style-name="P4"><text:span text:style-name="T10">Se reducirá considerablemente el sudo d</text:span><text:span text:style-name="T2">e</text:span><text:span text:style-name="T10">l</text:span><text:span text:style-name="T2"> papel </text:span><text:span text:style-name="T4">ahorrando dinero al </text:span><text:span text:style-name="T10">M</text:span><text:span text:style-name="T4">inisterio; así</text:span><text:span text:style-name="T10"> mismo esto colaborará con </text:span><text:span text:style-name="T4">el medio ambiente </text:span><text:span text:style-name="T10">(Madre Tierra)</text:span><text:span text:style-name="T4">.</text:span></text:p>
        </text:list-item>
        <text:list-item>
          <text:p text:style-name="P3">Se tendrá mas seguridad <text:span text:style-name="T16">de</text:span> los documentos firmados por algún funcionario publico, ya que la firma digital <text:span text:style-name="T16">es considerada</text:span> mas segur<text:span text:style-name="T16">a</text:span> que una firma manuscrita.</text:p>
        </text:list-item>
        <text:list-item>
          <text:p text:style-name="P3"><text:span text:style-name="T13">Varios de los</text:span> sistema<text:span text:style-name="T13">s con los que cuenta el Ministerio</text:span> se convertirá<text:span text:style-name="T13">n</text:span> en servicio<text:span text:style-name="T13">s</text:span> <text:span text:style-name="T13">totalmente </text:span>a distancia, <text:span text:style-name="T17">aportando a un Ministerio hacia el gobierno electrónico.</text:span></text:p>
        </text:list-item>
        <text:list-item>
          <text:p text:style-name="P3">La integridad de los documentos firmados no sera vulnerada gracias a la detección de cambios realizados en dicho documento.</text:p>
        </text:list-item>
        <text:list-item>
          <text:p text:style-name="P3">El <text:span text:style-name="T14">modelo</text:span> de firma digital sera el primero en realizarse a nivel institucional logrando una replica en otras instituciones.</text:p>
        </text:list-item>
      </text:list>
      <text:h text:style-name="P7" text:outline-level="2"><text:span text:style-name="T12">APORTE </text:span>TEÓRICO</text:h>
      <text:p text:style-name="P5"><text:span text:style-name="T11">El sistema</text:span><text:span text:style-name="T8"> </text:span><text:span text:style-name="T6">de</text:span><text:span text:style-name="T2"> firma digital es desarrollad</text:span><text:span text:style-name="T11">o</text:span><text:span text:style-name="T2"> con la metodología ágil </text:span><text:span text:style-name="T11">eXtreme Programming (XP)</text:span><text:span text:style-name="T2">, </text:span><text:span text:style-name="T11">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text:span><text:soft-page-break/><text:span text:style-name="T11">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text:start-value="7">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1:47.433004987</meta:creation-date>
    <dc:date>2015-06-24T17:16:04.200657042</dc:date>
    <dc:creator>armin </dc:creator>
    <meta:editing-duration>PT1H47M21S</meta:editing-duration>
    <meta:editing-cycles>16</meta:editing-cycles>
    <meta:generator>LibreOffice/4.4.3.2$Linux_X86_64 LibreOffice_project/40m0$Build-2</meta:generator>
    <meta:document-statistic meta:table-count="0" meta:image-count="0" meta:object-count="0" meta:page-count="2" meta:paragraph-count="12" meta:word-count="339" meta:character-count="2118" meta:non-whitespace-character-count="1800"/>
  </office:meta>
</office:document-meta>
</file>